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9648" calcext:value-type="float">
            <text:p>71.8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4048" calcext:value-type="float">
            <text:p>72.7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6512" calcext:value-type="float">
            <text:p>110.7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5912" calcext:value-type="float">
            <text:p>109.7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64" calcext:value-type="float">
            <text:p>108.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532" calcext:value-type="float">
            <text:p>111.1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3496" calcext:value-type="float">
            <text:p>101.1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200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2006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132" calcext:value-type="float">
            <text:p>98.1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200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0408" calcext:value-type="float">
            <text:p>96.9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9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8896" calcext:value-type="float">
            <text:p>94.7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216" calcext:value-type="float">
            <text:p>93.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3168" calcext:value-type="float">
            <text:p>92.4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9184" calcext:value-type="float">
            <text:p>91.7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2064" calcext:value-type="float">
            <text:p>91.9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9896" calcext:value-type="float">
            <text:p>91.3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9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0504" calcext:value-type="float">
            <text:p>90.9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8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748" calcext:value-type="float">
            <text:p>90.3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3256" calcext:value-type="float">
            <text:p>91.5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8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6264" calcext:value-type="float">
            <text:p>91.2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0128" calcext:value-type="float">
            <text:p>90.9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8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8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0208" calcext:value-type="float">
            <text:p>91.5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7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0088" calcext:value-type="float">
            <text:p>90.6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7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7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1384" calcext:value-type="float">
            <text:p>90.3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0968" calcext:value-type="float">
            <text:p>82.4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6064" calcext:value-type="float">
            <text:p>82.0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7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3112" calcext:value-type="float">
            <text:p>83.5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7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7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7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6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6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6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6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4328" calcext:value-type="float">
            <text:p>82.6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6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0472" calcext:value-type="float">
            <text:p>81.5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8368" calcext:value-type="float">
            <text:p>80.6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6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7872" calcext:value-type="float">
            <text:p>79.7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6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5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5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5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348" calcext:value-type="float">
            <text:p>81.1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901</text:p>
          </table:table-cell>
          <table:table-cell office:value-type="string" calcext:value-type="string">
            <text:p>195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5304" calcext:value-type="float">
            <text:p>83.5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